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24f08b" officeooo:paragraph-rsid="0024f08b"/>
    </style:style>
    <style:style style:name="P9" style:family="paragraph" style:parent-style-name="Standard">
      <style:text-properties officeooo:rsid="0026faa5" officeooo:paragraph-rsid="0026faa5"/>
    </style:style>
    <style:style style:name="P10" style:family="paragraph" style:parent-style-name="Standard">
      <style:text-properties officeooo:rsid="00282c4b" officeooo:paragraph-rsid="00282c4b"/>
    </style:style>
    <style:style style:name="P11" style:family="paragraph" style:parent-style-name="Standard">
      <style:text-properties officeooo:rsid="00289b4e" officeooo:paragraph-rsid="00289b4e"/>
    </style:style>
    <style:style style:name="P12" style:family="paragraph" style:parent-style-name="Standard">
      <style:text-properties officeooo:rsid="003011b6" officeooo:paragraph-rsid="003011b6"/>
    </style:style>
    <style:style style:name="P13" style:family="paragraph" style:parent-style-name="Standard">
      <style:paragraph-properties fo:text-align="center" style:justify-single-word="false"/>
      <style:text-properties officeooo:rsid="003377ab" officeooo:paragraph-rsid="003377ab"/>
    </style:style>
    <style:style style:name="P14" style:family="paragraph" style:parent-style-name="Standard">
      <style:text-properties fo:font-weight="bold" officeooo:rsid="001f20d2" officeooo:paragraph-rsid="001f20d2" style:font-weight-asian="bold" style:font-weight-complex="bold"/>
    </style:style>
    <style:style style:name="P15" style:family="paragraph" style:parent-style-name="Standard">
      <style:text-properties officeooo:rsid="00339d2d" officeooo:paragraph-rsid="0035841c"/>
    </style:style>
    <style:style style:name="P16" style:family="paragraph" style:parent-style-name="Standard">
      <style:text-properties officeooo:rsid="003cde41" officeooo:paragraph-rsid="003cde41"/>
    </style:style>
    <style:style style:name="P17" style:family="paragraph" style:parent-style-name="Standard">
      <style:text-properties officeooo:rsid="003cde41" officeooo:paragraph-rsid="003ed688"/>
    </style:style>
    <style:style style:name="P18" style:family="paragraph" style:parent-style-name="Standard">
      <style:text-properties officeooo:rsid="003cde41" officeooo:paragraph-rsid="003ff11a"/>
    </style:style>
    <style:style style:name="P19" style:family="paragraph" style:parent-style-name="Standard">
      <style:text-properties officeooo:rsid="003cde41" officeooo:paragraph-rsid="00425b52"/>
    </style:style>
    <style:style style:name="P20" style:family="paragraph" style:parent-style-name="Standard">
      <style:text-properties officeooo:rsid="003cde41" officeooo:paragraph-rsid="004430d4"/>
    </style:style>
    <style:style style:name="P21" style:family="paragraph" style:parent-style-name="Standard">
      <style:text-properties officeooo:rsid="003ed688" officeooo:paragraph-rsid="003ed688"/>
    </style:style>
    <style:style style:name="P22" style:family="paragraph" style:parent-style-name="Standard">
      <style:text-properties officeooo:rsid="003ff11a" officeooo:paragraph-rsid="003ff11a"/>
    </style:style>
    <style:style style:name="P23" style:family="paragraph" style:parent-style-name="Standard">
      <style:text-properties officeooo:rsid="0040b13f" officeooo:paragraph-rsid="004430d4"/>
    </style:style>
    <style:style style:name="P24" style:family="paragraph" style:parent-style-name="Standard">
      <style:text-properties officeooo:rsid="00499e70" officeooo:paragraph-rsid="00499e70"/>
    </style:style>
    <style:style style:name="P25" style:family="paragraph" style:parent-style-name="Standard">
      <style:text-properties officeooo:rsid="004bb05f" officeooo:paragraph-rsid="004bb05f"/>
    </style:style>
    <style:style style:name="P26" style:family="paragraph" style:parent-style-name="Standard">
      <style:text-properties officeooo:rsid="004c4b94" officeooo:paragraph-rsid="004c4b94"/>
    </style:style>
    <style:style style:name="P27" style:family="paragraph" style:parent-style-name="Standard">
      <style:text-properties officeooo:rsid="005076e9" officeooo:paragraph-rsid="005076e9"/>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officeooo:rsid="003ff11a"/>
    </style:style>
    <style:style style:name="T13" style:family="text">
      <style:text-properties officeooo:rsid="00425b52"/>
    </style:style>
    <style:style style:name="T14" style:family="text">
      <style:text-properties officeooo:rsid="004a996a"/>
    </style:style>
    <style:style style:name="T15" style:family="text">
      <style:text-properties officeooo:rsid="004c9b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versi</text:p>
      <text:p text:style-name="P13">Daniel Daskivich</text:p>
      <text:p text:style-name="P1"/>
      <text:p text:style-name="P14">Introduction and Game Description</text:p>
      <text:p text:style-name="P14"/>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4">UI Design</text:p>
      <text:p text:style-name="P14"/>
      <text:p text:style-name="P8">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8"/>
      <text:p text:style-name="P8">A universal navigation bar visible upon log-in helps users navigate the site. The name of the game <text:span text:style-name="T2">(Reversi)</text:span> and the name of the current user flank a list of helpful in-site links.</text:p>
      <text:p text:style-name="P8"/>
      <text:p text:style-name="P8">Throughout the site, various Bootstrap “<text:span text:style-name="T2">col-*-*” </text:span>classes are used (e.g., <text:span text:style-name="T2">col-lg-2, col-md-8</text:span>) to make the content responsive to various and changing screen sizes.</text:p>
      <text:p text:style-name="P3"/>
      <text:p text:style-name="P9">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9">The landing page for the “create an account” button and (once logged in) the “my profile” link in the navigation bar both utilize the user/form.html template, <text:span text:style-name="T3">which mimics the input design of the main log-in page.</text:span></text:p>
      <text:p text:style-name="P9"/>
      <text:p text:style-name="P10"><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1">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2">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4">UI to Server Protocol</text:p>
      <text:p text:style-name="P14"/>
      <text:p text:style-name="P15">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0;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6">All <text:span text:style-name="T12">other </text:span>communication between the front-end and the back-end, outside of the main Reversi React component, takes place via standard <text:span text:style-name="T12">Phoenix</text:span> rout<text:span text:style-name="T12">er/controller</text:span> protocol. <text:span text:style-name="T13">For filtering the list of games displayed on the games page, a “which” parameter is added to the :home path to allow the server to determine which games to include in the list it returns.</text:span></text:p>
      <text:p text:style-name="P16"/>
      <text:p text:style-name="P21"><text:tab/><text:span text:style-name="T8">view the main log-in page</text:span></text:p>
      <text:p text:style-name="P16"><text:tab/>page_path<text:tab/>GET<text:tab/><text:tab/>/<text:tab/><text:tab/><text:tab/>ReversiWeb.PageController<text:tab/><text:tab/>:index</text:p>
      <text:p text:style-name="P16"/>
      <text:p text:style-name="P21"><text:tab/><text:span text:style-name="T8">log in</text:span></text:p>
      <text:p text:style-name="P17"><text:tab/>session_path<text:tab/>POS<text:span text:style-name="T7">T<text:tab/><text:tab/></text:span>/session<text:tab/><text:tab/>ReversiWeb.SessionController<text:tab/>:create</text:p>
      <text:p text:style-name="P17"/>
      <text:p text:style-name="P23"><text:tab/><text:span text:style-name="T8">log out</text:span></text:p>
      <text:p text:style-name="P20"><text:tab/>session_path<text:tab/>DELETE<text:tab/>/session<text:tab/><text:tab/>ReversiWeb.SessionController<text:tab/>:delete</text:p>
      <text:p text:style-name="P20"/>
      <text:p text:style-name="P21"><text:tab/><text:span text:style-name="T8">create an account</text:span></text:p>
      <text:p text:style-name="P17"><text:tab/>user_path<text:tab/>POST <text:tab/><text:tab/>/users<text:tab/><text:tab/><text:tab/>ReversiWeb.UserController<text:tab/><text:tab/>:create</text:p>
      <text:p text:style-name="P17"/>
      <text:p text:style-name="P20"><text:tab/><text:span text:style-name="T9">view your profile</text:span></text:p>
      <text:p text:style-name="P20"><text:tab/>user_path<text:tab/>GET<text:tab/><text:tab/>users/:id<text:tab/><text:tab/>ReversiWeb.UserController<text:tab/><text:tab/>:show</text:p>
      <text:p text:style-name="P20"/>
      <text:p text:style-name="P20"><text:tab/><text:span text:style-name="T9">update your profile</text:span></text:p>
      <text:p text:style-name="P20"><text:tab/>user_path<text:tab/>PATCH<text:tab/>/users/:id<text:tab/><text:tab/>ReversiWeb.UserController<text:tab/><text:tab/>:update</text:p>
      <text:p text:style-name="P20"><text:tab/><text:tab/><text:tab/>PUT<text:tab/><text:tab/>/users/:id<text:tab/><text:tab/>ReversiWeb.UserController<text:tab/><text:tab/>:update</text:p>
      <text:p text:style-name="P20"/>
      <text:p text:style-name="P20"><text:tab/><text:span text:style-name="T11">cancel account creation or profile update</text:span></text:p>
      <text:p text:style-name="P20"><text:tab/>page_path<text:tab/>GET<text:tab/><text:tab/>/home<text:tab/><text:tab/><text:tab/>ReversiWeb.PageController<text:tab/><text:tab/>:home</text:p>
      <text:p text:style-name="P20"><text:tab/>page_path<text:tab/>GET<text:tab/><text:tab/>/<text:tab/><text:tab/><text:tab/>ReversiWeb.PageController<text:tab/><text:tab/>:index</text:p>
      <text:p text:style-name="P20"/>
      <text:p text:style-name="P21"><text:tab/><text:span text:style-name="T8">view the about page</text:span></text:p>
      <text:p text:style-name="P17"><text:tab/>page_path<text:tab/>GET<text:tab/><text:tab/>/about<text:tab/><text:tab/><text:tab/>ReversiWeb.PageController<text:tab/><text:tab/>:about</text:p>
      <text:p text:style-name="P17"><text:soft-page-break/></text:p>
      <text:p text:style-name="P21"><text:tab/><text:span text:style-name="T8">view the games page</text:span></text:p>
      <text:p text:style-name="P17"><text:tab/>page_path<text:tab/>GET<text:tab/><text:tab/>/home<text:tab/><text:tab/><text:tab/>ReversiWeb.PageController<text:tab/><text:tab/>:home</text:p>
      <text:p text:style-name="P17"><text:tab/>game_path<text:tab/>GET<text:tab/><text:tab/>/games<text:tab/><text:tab/><text:tab/>ReversiWeb.GameController<text:tab/><text:tab/>:index</text:p>
      <text:p text:style-name="P17"/>
      <text:p text:style-name="P17"><text:tab/><text:span text:style-name="T10">filter the games list on the games page</text:span></text:p>
      <text:p text:style-name="P19"><text:tab/>page_path<text:tab/>GET<text:tab/><text:tab/>/home<text:tab/><text:tab/><text:tab/>ReversiWeb.PageController<text:tab/><text:tab/>:home</text:p>
      <text:p text:style-name="P17"/>
      <text:p text:style-name="P21"><text:tab/><text:span text:style-name="T8">create a new game</text:span></text:p>
      <text:p text:style-name="P17"><text:tab/>game_path<text:tab/>POST<text:tab/><text:tab/>/games<text:tab/><text:tab/><text:tab/>ReversiWeb.GameController<text:tab/><text:tab/>:create</text:p>
      <text:p text:style-name="P21"><text:tab/>state_path<text:tab/>POST<text:tab/><text:tab/>/api/v1/states<text:tab/><text:tab/>ReversiWeb.StateController<text:tab/><text:tab/>:create</text:p>
      <text:p text:style-name="P17"/>
      <text:p text:style-name="P21"><text:tab/><text:span text:style-name="T8">join a game</text:span></text:p>
      <text:p text:style-name="P17"><text:tab/>game_path<text:tab/>GET<text:tab/><text:tab/>/games/:id/edit<text:tab/>ReversiWeb.GameController<text:tab/><text:tab/>:edit</text:p>
      <text:p text:style-name="P17"><text:tab/>page_path<text:tab/>GET<text:tab/><text:tab/>/game/:game<text:tab/><text:tab/>ReversiWeb.PageController<text:tab/><text:tab/>:game</text:p>
      <text:p text:style-name="P17"/>
      <text:p text:style-name="P21"><text:tab/><text:span text:style-name="T8">view or play a game</text:span></text:p>
      <text:p text:style-name="P17"><text:tab/>page_path<text:tab/>GET<text:tab/><text:tab/>/game/:game<text:tab/><text:tab/>ReversiWeb.PageController<text:tab/><text:tab/>:game</text:p>
      <text:p text:style-name="P17"/>
      <text:p text:style-name="P22"><text:tab/><text:span text:style-name="T8">view the leader board</text:span></text:p>
      <text:p text:style-name="P18"><text:tab/>user_path<text:tab/>GET<text:tab/><text:tab/>/users<text:tab/><text:tab/><text:tab/>ReversiWeb.UserController<text:tab/><text:tab/>:index</text:p>
      <text:p text:style-name="P18"/>
      <text:p text:style-name="P22"><text:tab/><text:span text:style-name="T8">view a users completed games</text:span></text:p>
      <text:p text:style-name="P18"><text:tab/>game_path<text:tab/>GET<text:tab/><text:tab/>/games<text:tab/><text:tab/><text:tab/>ReversiWeb.GameController<text:tab/><text:tab/>:index</text:p>
      <text:p text:style-name="P7"/>
      <text:p text:style-name="P7"/>
      <text:p text:style-name="P14">Data structures on server</text:p>
      <text:p text:style-name="P14"/>
      <text:p text:style-name="P24">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the game id for that state, a boolean to indicate whose turn it is (player one’s or player two’s), and 64 values representing whether a specific grid square on the game board is empty (val = 0), contains a dark piece (val=1), or contains a light piece (val=2).</text:span></text:p>
      <text:p text:style-name="P1"/>
      <text:p text:style-name="P25">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6">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state display was handled entirely by the main Reversi React component, there was no need for traditional HTML display or form submission templates for this resource.</text:span></text:p>
      <text:p text:style-name="P26"/>
      <text:p text:style-name="P26"><text:soft-page-break/></text:p>
      <text:p text:style-name="P1"/>
      <text:p text:style-name="P14">Implementation of game rules</text:p>
      <text:p text:style-name="P14"/>
      <text:p text:style-name="P27">Game rules were implemented entirely on the server side in the lib/reversi/play/play.ex context module.</text:p>
      <text:p text:style-name="P1"/>
      <text:p text:style-name="P14">Challenges and Solutions</text:p>
      <text:p text:style-name="P1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4T10:59:03.636298579</dc:date>
    <meta:editing-duration>PT7H28M58S</meta:editing-duration>
    <meta:editing-cycles>36</meta:editing-cycles>
    <meta:generator>LibreOffice/5.1.6.2$Linux_X86_64 LibreOffice_project/10m0$Build-2</meta:generator>
    <meta:document-statistic meta:table-count="0" meta:image-count="0" meta:object-count="0" meta:page-count="5" meta:paragraph-count="59" meta:word-count="2114" meta:character-count="12915" meta:non-whitespace-character-count="10761"/>
  </office:meta>
</office:document-meta>
</file>